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rsid="002504d7" officeooo:paragraph-rsid="002504d7"/>
    </style:style>
    <style:style style:name="P3" style:family="paragraph" style:parent-style-name="Text_20_body">
      <style:text-properties officeooo:paragraph-rsid="0025a55e"/>
    </style:style>
    <style:style style:name="P4" style:family="paragraph" style:parent-style-name="Standard">
      <style:text-properties officeooo:rsid="00159f53" officeooo:paragraph-rsid="00159f53"/>
    </style:style>
    <style:style style:name="P5" style:family="paragraph" style:parent-style-name="Standard">
      <style:text-properties officeooo:rsid="00185456" officeooo:paragraph-rsid="001cd99f"/>
    </style:style>
    <style:style style:name="P6" style:family="paragraph" style:parent-style-name="Standard">
      <style:text-properties officeooo:rsid="001ad4ee" officeooo:paragraph-rsid="00200ab2"/>
    </style:style>
    <style:style style:name="P7" style:family="paragraph" style:parent-style-name="Standard">
      <style:text-properties officeooo:paragraph-rsid="002f606b"/>
    </style:style>
    <style:style style:name="P8" style:family="paragraph" style:parent-style-name="Standard">
      <style:text-properties officeooo:rsid="00197cd6" officeooo:paragraph-rsid="00305a8b"/>
    </style:style>
    <style:style style:name="P9" style:family="paragraph" style:parent-style-name="Standard">
      <style:text-properties officeooo:rsid="00197cd6" officeooo:paragraph-rsid="00317dec"/>
    </style:style>
    <style:style style:name="P10" style:family="paragraph" style:parent-style-name="Text_20_body" style:list-style-name="L1"/>
    <style:style style:name="P11" style:family="paragraph" style:parent-style-name="Text_20_body" style:list-style-name="L1">
      <style:text-properties officeooo:paragraph-rsid="002f2646"/>
    </style:style>
    <style:style style:name="T1" style:family="text">
      <style:text-properties officeooo:rsid="00138ebf"/>
    </style:style>
    <style:style style:name="T2" style:family="text">
      <style:text-properties officeooo:rsid="00197cd6"/>
    </style:style>
    <style:style style:name="T3" style:family="text">
      <style:text-properties officeooo:rsid="001bccb6"/>
    </style:style>
    <style:style style:name="T4" style:family="text">
      <style:text-properties fo:font-weight="bold" style:font-weight-asian="bold" style:font-weight-complex="bold"/>
    </style:style>
    <style:style style:name="T5" style:family="text">
      <style:text-properties fo:font-weight="bold" officeooo:rsid="001cd99f" style:font-weight-asian="bold" style:font-weight-complex="bold"/>
    </style:style>
    <style:style style:name="T6" style:family="text">
      <style:text-properties fo:font-weight="bold" officeooo:rsid="00200ab2"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bccb6" style:font-style-asian="italic" style:font-style-complex="italic"/>
    </style:style>
    <style:style style:name="T9" style:family="text">
      <style:text-properties officeooo:rsid="001cd99f"/>
    </style:style>
    <style:style style:name="T10" style:family="text">
      <style:text-properties officeooo:rsid="001ee3d5"/>
    </style:style>
    <style:style style:name="T11" style:family="text">
      <style:text-properties fo:font-size="28pt" fo:font-weight="bold" style:font-size-asian="28pt" style:font-weight-asian="bold" style:font-size-complex="28pt" style:font-weight-complex="bold"/>
    </style:style>
    <style:style style:name="T12" style:family="text">
      <style:text-properties officeooo:rsid="00200ab2"/>
    </style:style>
    <style:style style:name="T13" style:family="text">
      <style:text-properties officeooo:rsid="0021a0fe"/>
    </style:style>
    <style:style style:name="T14" style:family="text">
      <style:text-properties officeooo:rsid="002504d7"/>
    </style:style>
    <style:style style:name="T15" style:family="text">
      <style:text-properties officeooo:rsid="0025a55e"/>
    </style:style>
    <style:style style:name="T16" style:family="text">
      <style:text-properties officeooo:rsid="00277c82"/>
    </style:style>
    <style:style style:name="T17" style:family="text">
      <style:text-properties officeooo:rsid="0029d045"/>
    </style:style>
    <style:style style:name="T18" style:family="text">
      <style:text-properties officeooo:rsid="002c0e24"/>
    </style:style>
    <style:style style:name="T19" style:family="text">
      <style:text-properties officeooo:rsid="002cf7d7"/>
    </style:style>
    <style:style style:name="T20" style:family="text">
      <style:text-properties officeooo:rsid="002d5c4b"/>
    </style:style>
    <style:style style:name="T21" style:family="text">
      <style:text-properties officeooo:rsid="002f2646"/>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Das offizielle</text:span><text:line-break/><text:span text:style-name="T11">Lino Tera</text:span><text:line-break/>Benutzerhandbuch<text:line-break/>Luc Saffre<text:line-break/></text:p>
      <text:h text:style-name="Heading_20_1" text:outline-level="1">Allgemeines</text:h>
      <text:h text:style-name="Heading_20_3" text:outline-level="3">[Shift+Ctrl+R]</text:h>
      <text:p text:style-name="P7"><text:span text:style-name="T12">Gewöhne Dir an, wenn Du morgens zum ersten Mal in Lino reingehst, die Tastenkombination </text:span><text:span text:style-name="T6">[Shift+Ctrl+R] </text:span><text:span text:style-name="T12">zu drücken. Dadurch sagst du dem Browser, dass er die Lino-Seite mal komplett neu laden soll. </text:span></text:p>
      <text:p text:style-name="P7"><text:span text:style-name="T12">Auch beim Arbeiten kann es passieren, dass Lino irgendwie nicht wie gewohnt funktioniert, und in so einer Situation kann ein [Shift+Ctrl+R] Wunder bewirken.</text:span></text:p>
      <text:h text:style-name="Heading_20_3" text:outline-level="3">Kolonnentitel</text:h>
      <text:p text:style-name="P6"><text:span text:style-name="T12">W</text:span>enn du versehentlich in einen Kolonnentitel geklickt hast und dadurch die Sortierfolge umdefiniert hast, kannst du das am einfachsten wieder rückgängig machen mit [<text:span text:style-name="T1">Shift+Ctrl+R</text:span>].</text:p>
      <text:h text:style-name="Heading_20_1" text:outline-level="1">Analysekonten </text:h>
      <text:p text:style-name="P4">Analysekonten und Generalkonten <text:span text:style-name="T2">sind zwei unterschiedliche Klassierungen der Kosten. Der Buchhalter interessiert sich nur für die G-Konten und weiß von den A-Konten nichts. Der VWR dagegen interessiert sich eher für die A-Konten.</text:span></text:p>
      <text:p text:style-name="P5"><text:span text:style-name="T9">Über </text:span><text:span text:style-name="T4">Konfigurierung → Buchhaltung → </text:span><text:span text:style-name="T5">Konten </text:span><text:span text:style-name="T9">kann man den Kontenplan (d.h. die Liste aller Generalkonten) sehen und ggf. verändern.</text:span></text:p>
      <text:p text:style-name="P8">Pro <text:span text:style-name="T9">Generalk</text:span>onto kann man sagen : <text:line-break/>- <text:span text:style-name="T4">Braucht AK</text:span> : wenn <text:span text:style-name="T7">angekreuzt</text:span>, dann muss für Buchungen auf dieses Konto auch ein A-Konto angegeben werden. <text:span text:style-name="T3">Wenn </text:span><text:span text:style-name="T8">nicht angekreuzt</text:span><text:span text:style-name="T3">, dann darf </text:span>für Buchungen auf dieses Konto <text:span text:style-name="T3">k</text:span>ein A-Konto <text:span text:style-name="T3">angegeben werden.</text:span><text:line-break/>- <text:span text:style-name="T4">Analysekonto</text:span> : welches A-Konto Lino vorschlagen soll, wenn man dieses <text:span text:style-name="T9">Generalk</text:span>onto für eine Buchung auswählt.</text:p>
      <text:p text:style-name="P9">NB das A-Konto des <text:span text:style-name="T9">Generalk</text:span>ontos ist lediglich der Vorschlag bzw. Standardwert. Man kann das A-Konto einer individuellen Buchung manuell dennoch ändern.</text:p>
      <text:p text:style-name="P9">Pro Generalkonto kannst du <text:span text:style-name="T13">das </text:span>Analysekonto angeben, das Lino vorschlagen soll, wenn du eine neue Einkaufsrechnung (EKR) eingibst. In der EKR kannst du dann immer noch ein anderes AK auswählen. Du kannst das AK im <text:span text:style-name="T9">Generalk</text:span>onto auch leer lassen (selbst wenn "Braucht AK" angekreuzt ist). Das bedeutet dann, dass Lino in der EKR keinen Vorschlag machen soll. Dann ist man sozusagen gezwungen, bei jeder Buchung zu überlegen, welches AK man auswählt.</text:p>
      <text:h text:style-name="Heading_20_2" text:outline-level="2">Einkaufsrechnungen</text:h>
      <text:p text:style-name="P2">Pro Partner kann man das „Konto Einkaufsrechnungen“ festlegen. Dieses Konto trägt Lino automatisch in Einkaufsrechnungen von diesem Partner als Generalkonto ein.</text:p>
      <text:p text:style-name="P3"><text:soft-page-break/>Nach Ändern <text:span text:style-name="T14">des Generalkontos </text:span>in einer Rechnungszeile <text:span text:style-name="T14">setzt </text:span>Lino immer das A<text:span text:style-name="T15">nalysek</text:span>onto, <text:span text:style-name="T16">selbst wenn dieses Feld schon ausgefüllt war.</text:span></text:p>
      <text:p text:style-name="P2"/>
      <text:h text:style-name="Heading_20_1" text:outline-level="1">Bekannte Macken von Lino</text:h>
      <text:p text:style-name="Text_20_body">Diese Macken hindern uns nicht am Arbeiten, sind aber lästig. <text:span text:style-name="T17">Etwas weniger lästig sind sie, wenn man sie kennt.</text:span></text:p>
      <text:list xml:id="list1052414457" text:style-name="L1">
        <text:list-item>
          <text:p text:style-name="P11">Wenn man <text:span text:style-name="T20">eine </text:span>EKR in Tabellenansicht entregistriert, dann Doppelklick macht, sie im Detail bearbeitet und registriert, und dann das <text:span text:style-name="T21">Detail-</text:span>Fenster schließt, dann wird die Tabellenansicht nicht aktualisiert.</text:p>
        </text:list-item>
        <text:list-item>
          <text:p text:style-name="P10">Im Inhalt einer EKR <text:span text:style-name="T19">aktualisiert </text:span>Lino nach jeder Eingabe in einer Zelle <text:span text:style-name="T19">die komplette Tabelle</text:span>, <text:span text:style-name="T19">und danach ist der Zellencursor </text:span>verloren. Lästig.</text:p>
        </text:list-item>
        <text:list-item>
          <text:p text:style-name="P10">Wenn man in der Liste aller EKR steht und eine davon entregistriert, dann aktualisert Lino die komplette Liste, <text:span text:style-name="T18">w</text:span>as ein bisschen zeitverschwenderisch ist.</text:p>
          <text:p text:style-name="P10"/>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style:page-number="auto"/>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8-01T10:17:30.750346496</meta:creation-date>
    <dc:date>2018-08-05T20:13:47.727501956</dc:date>
    <dc:creator>Luc Saffre</dc:creator>
    <meta:editing-duration>PT3H19M47S</meta:editing-duration>
    <meta:editing-cycles>27</meta:editing-cycles>
    <meta:generator>LibreOffice/6.0.5.2$Linux_X86_64 LibreOffice_project/00m0$Build-2</meta:generator>
    <meta:document-statistic meta:table-count="0" meta:image-count="0" meta:object-count="0" meta:page-count="2" meta:paragraph-count="22" meta:word-count="426" meta:character-count="2900" meta:non-whitespace-character-count="2495"/>
  </office:meta>
</office:document-meta>
</file>